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720000006A981FFA69B797E0CE.png" manifest:media-type="image/png"/>
  <manifest:file-entry manifest:full-path="Pictures/2000003F000019F8000016E1C4E2395FDD2675EE.svm" manifest:media-type=""/>
  <manifest:file-entry manifest:full-path="Pictures/200000CC00001FF800002C19FFAE0CEFFF3FB255.svm" manifest:media-type=""/>
  <manifest:file-entry manifest:full-path="Pictures/2000003F000019F8000016E167ADC9A146B0DE87.svm" manifest:media-type=""/>
  <manifest:file-entry manifest:full-path="Pictures/20000D4500006E3E000052F84B49A3E8A6832590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3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9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7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2.479cm"/>
    </style:style>
    <style:style style:name="gr1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3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2.288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333333" style:font-name="DejaVu Sans Mono"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="none" draw:fill-color="#ffffff"/>
      <style:text-properties fo:color="#0066cc" style:font-name="DejaVu Sans Mono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color="#333333" style:font-name="DejaVu Sans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333333" style:font-name="DejaVu Sans Mono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66cc" style:font-name="DejaVu Sans Mono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3333" style:font-name="DejaVu Sans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5.35cm" svg:y="5.7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8.678cm" svg:y="7.702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8.707cm" svg:y="8.018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8.469cm" svg:y="8.261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8.174cm" svg:y="8.381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7.862cm" svg:y="8.408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7.563cm" svg:y="8.386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7.285cm" svg:y="8.5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6.977cm" svg:y="8.557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6.699cm" svg:y="8.408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6.46cm" svg:y="8.356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6.156cm" svg:y="8.458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5.849cm" svg:y="8.37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5.615cm" svg:y="8.171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5.538cm" svg:y="7.896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5.378cm" svg:y="7.64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5.219cm" svg:y="7.392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5.182cm" svg:y="7.093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5.204cm" svg:y="6.792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5.364cm" svg:y="6.586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5.589cm" svg:y="6.37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5.597cm" svg:y="6.066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5.778cm" svg:y="5.908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6.08cm" svg:y="5.883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6.383cm" svg:y="5.911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6.596cm" svg:y="5.758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6.82cm" svg:y="5.633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7.134cm" svg:y="5.625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7.42cm" svg:y="5.686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7.652cm" svg:y="5.88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7.862cm" svg:y="5.967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8.177cm" svg:y="5.969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8.467cm" svg:y="6.04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8.715cm" svg:y="6.211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8.757cm" svg:y="6.509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8.768cm" svg:y="6.736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8.953cm" svg:y="6.986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8.965cm" svg:y="7.3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8.743cm" svg:y="7.553cm" svg:viewBox="0 0 235 186" svg:d="M235 54c-26 26-56 51-90 73s-73 42-117 59l-14-36-14-36c38-15 73-32 103-52 29-19 54-39 76-62l28 27z">
            <text:p/>
          </draw:path>
        </draw:g>
        <draw:g>
          <draw:path draw:style-name="gr1" draw:text-style-name="P1" draw:layer="layout" svg:width="4.947cm" svg:height="3.233cm" svg:x="3.455cm" svg:y="0.251cm" svg:viewBox="0 0 4948 3234" svg:d="M4404 2235c605 956-852 881-1303 806-483 320-1088 212-1331-106-386 289-1565 332-1331-532-484-212-724-957 121-1276-284-625 694-970 1210-638 243-745 1296-565 1545 44 605-319 1846 167 1089 638 726 319 726 851 0 1064z">
            <text:p/>
          </draw:path>
          <draw:path draw:style-name="gr2" draw:text-style-name="P2" draw:layer="layout" svg:width="0.208cm" svg:height="0.292cm" svg:x="8.021cm" svg:y="2.605cm" svg:viewBox="0 0 209 293" svg:d="M96 0c58 101 93 193 113 275l-53 8-52 10c-16-75-50-158-104-252l48-20z">
            <text:p/>
          </draw:path>
          <draw:path draw:style-name="gr2" draw:text-style-name="P2" draw:layer="layout" svg:width="0.181cm" svg:height="0.287cm" svg:x="8.061cm" svg:y="2.986cm" svg:viewBox="0 0 182 288" svg:d="M182 0v18c0 54-8 103-24 147-18 46-41 87-73 123l-42-27-43-28c25-29 44-61 56-95 14-37 21-76 21-120v-14l52-3z">
            <text:p/>
          </draw:path>
          <draw:path draw:style-name="gr2" draw:text-style-name="P2" draw:layer="layout" svg:width="0.331cm" svg:height="0.209cm" svg:x="7.734cm" svg:y="3.28cm" svg:viewBox="0 0 332 210" svg:d="M332 70c-40 31-86 59-137 82s-104 42-162 58l-17-45-16-44c52-14 100-32 145-52 44-20 83-42 118-69l35 35z">
            <text:p/>
          </draw:path>
          <draw:path draw:style-name="gr2" draw:text-style-name="P2" draw:layer="layout" svg:width="0.331cm" svg:height="0.129cm" svg:x="7.33cm" svg:y="3.424cm" svg:viewBox="0 0 332 130" svg:d="M332 90c-104 22-214 34-325 40l-3-46-4-47c104-6 210-16 309-37l11 45z">
            <text:p/>
          </draw:path>
          <draw:path draw:style-name="gr2" draw:text-style-name="P2" draw:layer="layout" svg:width="0.324cm" svg:height="0.102cm" svg:x="6.902cm" svg:y="3.457cm" svg:viewBox="0 0 325 103" svg:d="M325 103h-64c-91 0-180-4-261-10l5-46 5-47c78 6 163 10 251 10 20 0 41 0 63-2l1 47z">
            <text:p/>
          </draw:path>
          <draw:path draw:style-name="gr2" draw:text-style-name="P2" draw:layer="layout" svg:width="0.315cm" svg:height="0.176cm" svg:x="6.491cm" svg:y="3.43cm" svg:viewBox="0 0 316 177" svg:d="M302 110c-39-4-73-9-104-14-48 31-98 58-146 81l-26-39-26-42c52-25 104-54 155-86l4-4c7-6 18-6 28-6 2 0 5 0 9 1 34 6 76 11 120 16l-7 46zM177 93c7 1 14 2 21 3 6-3 12-8 19-12l-30-37z">
            <text:p/>
          </draw:path>
          <draw:path draw:style-name="gr2" draw:text-style-name="P2" draw:layer="layout" svg:width="0.332cm" svg:height="0.173cm" svg:x="6.11cm" svg:y="3.568cm" svg:viewBox="0 0 333 174" svg:d="M333 84c-105 44-211 73-314 90l-9-46-10-46c95-16 192-42 289-82l22 42z">
            <text:p/>
          </draw:path>
          <draw:path draw:style-name="gr2" draw:text-style-name="P2" draw:layer="layout" svg:width="0.332cm" svg:height="0.118cm" svg:x="5.688cm" svg:y="3.637cm" svg:viewBox="0 0 333 119" svg:d="M333 117c-27 1-53 2-81 2-87 0-172-9-252-30l14-44 15-45c70 17 145 27 223 27 25 0 48-2 73-3l4 46z">
            <text:p/>
          </draw:path>
          <draw:path draw:style-name="gr2" draw:text-style-name="P2" draw:layer="layout" svg:width="0.316cm" svg:height="0.235cm" svg:x="5.306cm" svg:y="3.457cm" svg:viewBox="0 0 317 236" svg:d="M274 236c-104-39-197-98-274-173l40-32 40-31c65 65 146 116 237 151l-21 42z">
            <text:p/>
          </draw:path>
          <draw:path draw:style-name="gr2" draw:text-style-name="P2" draw:layer="layout" svg:width="0.332cm" svg:height="0.196cm" svg:x="4.978cm" svg:y="3.394cm" svg:viewBox="0 0 333 197" svg:d="M333 72c-42 29-89 55-141 75s-108 38-166 50l-14-45-12-46c52-11 102-25 147-43s85-39 121-63l32 36z">
            <text:p/>
          </draw:path>
          <draw:path draw:style-name="gr2" draw:text-style-name="P2" draw:layer="layout" svg:width="0.332cm" svg:height="0.102cm" svg:x="4.561cm" svg:y="3.517cm" svg:viewBox="0 0 333 103" svg:d="M333 92c-56 7-112 11-170 11-53 0-108-4-163-10l7-46 7-46c49 5 100 9 149 9 52 0 105-4 155-10l7 46z">
            <text:p/>
          </draw:path>
          <draw:path draw:style-name="gr2" draw:text-style-name="P2" draw:layer="layout" svg:width="0.334cm" svg:height="0.182cm" svg:x="4.14cm" svg:y="3.411cm" svg:viewBox="0 0 335 183" svg:d="M313 183c-110-20-217-55-313-102l26-41 26-40c87 42 184 74 283 92l-11 46z">
            <text:p/>
          </draw:path>
          <draw:path draw:style-name="gr2" draw:text-style-name="P2" draw:layer="layout" svg:width="0.288cm" svg:height="0.267cm" svg:x="3.819cm" svg:y="3.171cm" svg:viewBox="0 0 289 268" svg:d="M226 268c-90-59-168-133-226-221l47-23 45-24c51 77 118 141 197 192l-31 37z">
            <text:p/>
          </draw:path>
          <draw:path draw:style-name="gr2" draw:text-style-name="P2" draw:layer="layout" svg:width="0.155cm" svg:height="0.288cm" svg:x="3.713cm" svg:y="2.839cm" svg:viewBox="0 0 156 289" svg:d="M58 289c-37-82-58-176-58-279v-10h54l53 1v9c0 91 16 173 49 246l-49 17z">
            <text:p/>
          </draw:path>
          <draw:path draw:style-name="gr2" draw:text-style-name="P2" draw:layer="layout" svg:width="0.334cm" svg:height="0.237cm" svg:x="3.494cm" svg:y="2.537cm" svg:viewBox="0 0 335 238" svg:d="M228 200l48 5 5-10-52-6c-1 4-1 8-1 11zM332 211l-52-6h-4l-18 33c-95-41-183-100-258-175l40-32 40-31c65 65 141 118 225 153 1 1 2 1 2 3 0 9 15 9 21 16s7 15 7 23c0 3 0 4-2 6 0 4 0 6-1 10z">
            <text:p/>
          </draw:path>
          <draw:path draw:style-name="gr2" draw:text-style-name="P2" draw:layer="layout" svg:width="0.234cm" svg:height="0.29cm" svg:x="3.276cm" svg:y="2.231cm" svg:viewBox="0 0 235 291" svg:d="M148 291c-63-79-114-168-148-263l49-15 51-13c32 86 77 165 135 236l-44 27z">
            <text:p/>
          </draw:path>
          <draw:path draw:style-name="gr2" draw:text-style-name="P2" draw:layer="layout" svg:width="0.124cm" svg:height="0.293cm" svg:x="3.225cm" svg:y="1.871cm" svg:viewBox="0 0 125 294" svg:d="M22 294c-15-59-22-120-22-182 0-37 3-75 8-112l52 6 54 7c-6 33-8 67-8 99 0 56 6 110 19 164l-51 9z">
            <text:p/>
          </draw:path>
          <draw:path draw:style-name="gr2" draw:text-style-name="P2" draw:layer="layout" svg:width="0.231cm" svg:height="0.29cm" svg:x="3.255cm" svg:y="1.508cm" svg:viewBox="0 0 232 291" svg:d="M0 267c29-93 75-184 147-267l42 29 43 28c-63 73-104 152-129 234l-52-12z">
            <text:p/>
          </draw:path>
          <draw:path draw:style-name="gr2" draw:text-style-name="P2" draw:layer="layout" svg:width="0.315cm" svg:height="0.238cm" svg:x="3.475cm" svg:y="1.259cm" svg:viewBox="0 0 316 239" svg:d="M0 175c70-65 158-124 263-175l26 40 27 41c-97 47-176 100-239 158l-39-32z">
            <text:p/>
          </draw:path>
          <draw:path draw:style-name="gr2" draw:text-style-name="P2" draw:layer="layout" svg:width="0.165cm" svg:height="0.299cm" svg:x="3.783cm" svg:y="0.999cm" svg:viewBox="0 0 166 300" svg:d="M58 216l20 42 34-13-20-42c-11 3-23 8-34 13zM100 300l-22-42-14 5c-45-94-64-182-64-263h54 52c0 70 17 146 56 228 3 6 4 11 4 17 0 10-3 17-7 24s-11 12-19 17c-3 1-4 1-7 2-11 4-22 9-33 12z">
            <text:p/>
          </draw:path>
          <draw:path draw:style-name="gr2" draw:text-style-name="P2" draw:layer="layout" svg:width="0.236cm" svg:height="0.282cm" svg:x="3.794cm" svg:y="0.632cm" svg:viewBox="0 0 237 283" svg:d="M0 267c11-54 32-102 59-146s62-85 103-121l37 33 38 32c-34 30-63 64-85 100-23 36-40 76-48 118l-52-8z">
            <text:p/>
          </draw:path>
          <draw:path draw:style-name="gr2" draw:text-style-name="P2" draw:layer="layout" svg:width="0.331cm" svg:height="0.198cm" svg:x="4.043cm" svg:y="0.441cm" svg:viewBox="0 0 332 199" svg:d="M0 124c88-56 192-99 306-124l12 45 14 44c-100 23-192 61-269 110l-31-37z">
            <text:p/>
          </draw:path>
          <draw:path draw:style-name="gr2" draw:text-style-name="P2" draw:layer="layout" svg:width="0.334cm" svg:height="0.104cm" svg:x="4.457cm" svg:y="0.411cm" svg:viewBox="0 0 335 105" svg:d="M0 11c52-7 106-11 158-11 59 0 118 5 177 13l-8 46-10 46c-52-7-106-11-159-11-48 0-95 2-142 9l-8-46z">
            <text:p/>
          </draw:path>
          <draw:path draw:style-name="gr2" draw:text-style-name="P2" draw:layer="layout" svg:width="0.346cm" svg:height="0.224cm" svg:x="4.873cm" svg:y="0.445cm" svg:viewBox="0 0 347 225" svg:d="M29 0c104 25 206 66 296 123l-26 31 48 15c-1 2-1 5-3 6-1 4-2 6-4 10-31 83-11 12-19 16s-18 6-27 6-18-2-26-6c-2-1-3-1-5-2-81-51-170-86-263-109l14-45zM294 160l5-6-3-1-49-14c-1 2-3 5-3 7z">
            <text:p/>
          </draw:path>
          <draw:path draw:style-name="gr2" draw:text-style-name="P2" draw:layer="layout" svg:width="0.277cm" svg:height="0.27cm" svg:x="5.165cm" svg:y="0.26cm" svg:viewBox="0 0 278 271" svg:d="M0 229c26-46 58-88 95-126 35-39 75-73 119-103l32 37 32 37c-37 26-71 55-102 88s-59 70-81 109l-48-20z">
            <text:p/>
          </draw:path>
          <draw:path draw:style-name="gr2" draw:text-style-name="P2" draw:layer="layout" svg:width="0.334cm" svg:height="0.175cm" svg:x="5.472cm" svg:y="0.11cm" svg:viewBox="0 0 335 176" svg:d="M0 95c97-49 206-81 318-95l9 46 8 46c-100 13-196 41-281 84l-27-41z">
            <text:p/>
          </draw:path>
          <draw:path draw:style-name="gr2" draw:text-style-name="P2" draw:layer="layout" svg:width="0.33cm" svg:height="0.128cm" svg:x="5.903cm" svg:y="0.1cm" svg:viewBox="0 0 331 129" svg:d="M0 0h32c100 0 201 13 299 40l-15 44-16 45c-87-24-178-36-268-36-10 0-20 0-29 1l-2-47z">
            <text:p/>
          </draw:path>
          <draw:path draw:style-name="gr2" draw:text-style-name="P2" draw:layer="layout" svg:width="0.321cm" svg:height="0.228cm" svg:x="6.295cm" svg:y="0.174cm" svg:viewBox="0 0 322 229" svg:d="M43 0c101 39 197 93 279 162l-35 33-37 34c-73-61-158-110-250-143l22-44z">
            <text:p/>
          </draw:path>
          <draw:path draw:style-name="gr2" draw:text-style-name="P2" draw:layer="layout" svg:width="0.234cm" svg:height="0.297cm" svg:x="6.614cm" svg:y="0.408cm" svg:viewBox="0 0 235 298" svg:d="M81 0c63 68 117 146 154 235l-25 7 25 39c-9 4-16 7-24 11s-16 6-26 6-18-2-26-6-15-10-20-17c-2-2-2-5-3-7-34-80-81-149-136-209l40-29zM185 251l25-9-1-2-25-41c-8 4-17 7-25 12z">
            <text:p/>
          </draw:path>
          <draw:path draw:style-name="gr2" draw:text-style-name="P2" draw:layer="layout" svg:width="0.331cm" svg:height="0.139cm" svg:x="6.902cm" svg:y="0.513cm" svg:viewBox="0 0 332 140" svg:d="M0 53c103-34 215-51 329-53l2 47 1 46c-103 2-203 17-296 47l-18-44z">
            <text:p/>
          </draw:path>
          <draw:path draw:style-name="gr2" draw:text-style-name="P2" draw:layer="layout" svg:width="0.332cm" svg:height="0.141cm" svg:x="7.334cm" svg:y="0.515cm" svg:viewBox="0 0 333 142" svg:d="M7 0c111 6 221 25 326 54l-16 44-15 44c-98-26-199-43-302-49l4-47z">
            <text:p/>
          </draw:path>
          <draw:path draw:style-name="gr2" draw:text-style-name="P2" draw:layer="layout" svg:width="0.33cm" svg:height="0.216cm" svg:x="7.732cm" svg:y="0.602cm" svg:viewBox="0 0 331 217" svg:d="M38 0c109 37 208 86 293 142l-33 38-32 37c-77-52-169-96-266-131l19-44z">
            <text:p/>
          </draw:path>
          <draw:path draw:style-name="gr2" draw:text-style-name="P2" draw:layer="layout" svg:width="0.256cm" svg:height="0.28cm" svg:x="8.072cm" svg:y="0.807cm" svg:viewBox="0 0 257 281" svg:d="M74 0c45 39 84 80 114 122 31 43 55 89 69 136l-51 11-52 12c-11-37-31-75-55-110-26-36-59-71-99-103l37-34z">
            <text:p/>
          </draw:path>
          <draw:path draw:style-name="gr2" draw:text-style-name="P2" draw:layer="layout" svg:width="0.212cm" svg:height="0.281cm" svg:x="8.129cm" svg:y="1.166cm" svg:viewBox="0 0 213 282" svg:d="M213 1c-2 47-13 95-35 143-20 45-53 92-97 138l-41-30-40-30c36-37 63-76 81-113 16-37 25-73 26-109l52 1z">
            <text:p/>
          </draw:path>
          <draw:path draw:style-name="gr2" draw:text-style-name="P2" draw:layer="layout" svg:width="0.291cm" svg:height="0.266cm" svg:x="8.145cm" svg:y="1.44cm" svg:viewBox="0 0 292 267" svg:d="M58 0c42 24 85 55 124 93 39 36 76 77 110 123l-45 25-44 26c-30-41-63-79-97-110s-70-58-106-79l29-39z">
            <text:p/>
          </draw:path>
          <draw:path draw:style-name="gr2" draw:text-style-name="P2" draw:layer="layout" svg:width="0.194cm" svg:height="0.292cm" svg:x="8.398cm" svg:y="1.742cm" svg:viewBox="0 0 195 293" svg:d="M95 0c49 87 86 183 100 281l-52 6-52 6c-14-87-47-172-91-251l47-20z">
            <text:p/>
          </draw:path>
          <draw:path draw:style-name="gr2" draw:text-style-name="P2" draw:layer="layout" svg:width="0.184cm" svg:height="0.29cm" svg:x="8.415cm" svg:y="2.12cm" svg:viewBox="0 0 185 291" svg:d="M185 1c-1 51-9 100-24 149-16 49-39 96-72 141l-45-26-44-25c26-36 45-76 59-116 12-40 19-82 21-124l52 1z">
            <text:p/>
          </draw:path>
          <draw:path draw:style-name="gr2" draw:text-style-name="P2" draw:layer="layout" svg:width="0.321cm" svg:height="0.223cm" svg:x="8.11cm" svg:y="2.426cm" svg:viewBox="0 0 322 224" svg:d="M322 65c-35 31-76 62-123 88s-100 51-161 71l-19-43-19-43c52-19 100-39 141-63 40-23 74-47 105-75l38 33z">
            <text:p/>
          </draw:path>
        </draw:g>
        <draw:frame draw:style-name="gr3" draw:text-style-name="P3" draw:layer="layout" svg:width="1.5cm" svg:height="2.074cm" svg:x="0.6cm" svg:y="0.457cm">
          <draw:image xlink:href="Pictures/200000CC00001FF800002C19FFAE0CEFFF3FB255.svm" xlink:type="simple" xlink:show="embed" xlink:actuate="onLoad">
            <text:p/>
          </draw:image>
        </draw:frame>
        <draw:frame draw:style-name="gr3" draw:text-style-name="P3" draw:layer="layout" svg:width="2.25cm" svg:height="1.698cm" svg:x="0.1cm" svg:y="3.656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3" draw:layer="layout" svg:width="2.5cm" svg:height="1.65cm" svg:x="0.725cm" svg:y="4.256cm">
          <draw:image xlink:href="Pictures/2000003F000019F8000016E1C4E2395FDD2675EE.svm" xlink:type="simple" xlink:show="embed" xlink:actuate="onLoad">
            <text:p/>
          </draw:image>
        </draw:frame>
        <draw:line draw:style-name="gr5" draw:text-style-name="P4" draw:layer="layout" svg:x1="2.1cm" svg:y1="6.656cm" svg:x2="2.1cm" svg:y2="5.531cm">
          <text:p/>
        </draw:line>
        <draw:frame draw:style-name="gr3" draw:text-style-name="P3" draw:layer="layout" svg:width="3.2cm" svg:height="0.3cm" svg:x="4.35cm" svg:y="6.481cm">
          <draw:image xlink:href="Pictures/10000201000004720000006A981FFA69B797E0CE.png" xlink:type="simple" xlink:show="embed" xlink:actuate="onLoad">
            <text:p/>
          </draw:image>
        </draw:frame>
        <draw:line draw:style-name="gr5" draw:text-style-name="P4" draw:layer="layout" svg:x1="2.1cm" svg:y1="6.656cm" svg:x2="5.1cm" svg:y2="6.656cm">
          <text:p/>
        </draw:line>
        <draw:line draw:style-name="gr5" draw:text-style-name="P4" draw:layer="layout" svg:x1="4.1cm" svg:y1="3.531cm" svg:x2="3.85cm" svg:y2="3.279cm">
          <text:p/>
        </draw:line>
        <draw:frame draw:style-name="gr6" draw:text-style-name="P5" draw:layer="layout" svg:width="1.823cm" svg:height="0.723cm" svg:x="2.027cm" svg:y="1.433cm">
          <draw:text-box>
            <text:p><text:span text:style-name="T1">Bus S0</text:span></text:p>
          </draw:text-box>
        </draw:frame>
        <draw:frame draw:style-name="gr7" draw:text-style-name="P6" draw:layer="layout" svg:width="1.264cm" svg:height="0.624cm" svg:x="8.586cm" svg:y="5.782cm">
          <draw:text-box>
            <text:p><text:span text:style-name="T2">eth0</text:span></text:p>
          </draw:text-box>
        </draw:frame>
        <draw:frame draw:style-name="gr8" draw:text-style-name="P6" draw:layer="layout" svg:width="1.455cm" svg:height="0.666cm" svg:x="2.85cm" svg:y="4.531cm">
          <draw:text-box>
            <text:p><text:span text:style-name="T2">ippp0</text:span></text:p>
          </draw:text-box>
        </draw:frame>
        <draw:line draw:style-name="gr5" draw:text-style-name="P4" draw:layer="layout" svg:x1="3cm" svg:y1="4.781cm" svg:x2="3.85cm" svg:y2="3.281cm">
          <text:p/>
        </draw:line>
        <draw:frame draw:style-name="gr9" draw:text-style-name="P7" draw:layer="layout" svg:width="3.254cm" svg:height="1.073cm" svg:x="4.225cm" svg:y="0.906cm">
          <draw:text-box>
            <text:p text:style-name="P4"><text:span text:style-name="T3">Réseau Étendu</text:span></text:p>
            <text:p text:style-name="P4"><text:span text:style-name="T3">WAN</text:span></text:p>
          </draw:text-box>
        </draw:frame>
        <draw:frame draw:style-name="gr10" draw:text-style-name="P8" draw:layer="layout" svg:width="2.979cm" svg:height="0.625cm" svg:x="0.475cm" svg:y="3.156cm">
          <draw:text-box>
            <text:p><text:span text:style-name="T4">«Serveur PPP»</text:span></text:p>
          </draw:text-box>
        </draw:frame>
        <draw:line draw:style-name="gr11" draw:text-style-name="P4" draw:layer="layout" svg:x1="1.975cm" svg:y1="2.031cm" svg:x2="9.225cm" svg:y2="2.031cm">
          <text:p/>
        </draw:line>
        <draw:line draw:style-name="gr5" draw:text-style-name="P4" draw:layer="layout" svg:x1="4.1cm" svg:y1="3.531cm" svg:x2="4.9cm" svg:y2="2.031cm">
          <text:p/>
        </draw:line>
        <draw:line draw:style-name="gr5" draw:text-style-name="P4" draw:layer="layout" svg:x1="7.6cm" svg:y1="3.531cm" svg:x2="7.85cm" svg:y2="3.279cm">
          <text:p/>
        </draw:line>
        <draw:line draw:style-name="gr5" draw:text-style-name="P4" draw:layer="layout" svg:x1="8.7cm" svg:y1="4.781cm" svg:x2="7.85cm" svg:y2="3.281cm">
          <text:p/>
        </draw:line>
        <draw:line draw:style-name="gr5" draw:text-style-name="P4" draw:layer="layout" svg:x1="7.6cm" svg:y1="3.531cm" svg:x2="6.8cm" svg:y2="2.031cm">
          <text:p/>
        </draw:line>
        <draw:frame draw:style-name="gr3" draw:text-style-name="P3" draw:layer="layout" svg:width="2.25cm" svg:height="1.698cm" svg:x="8.6cm" svg:y="3.656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.5cm" svg:height="2.2cm" svg:x="8.2cm" svg:y="3.706cm">
          <draw:image xlink:href="Pictures/2000003F000019F8000016E167ADC9A146B0DE87.svm" xlink:type="simple" xlink:show="embed" xlink:actuate="onLoad">
            <text:p/>
          </draw:image>
        </draw:frame>
        <draw:frame draw:style-name="gr8" draw:text-style-name="P6" draw:layer="layout" svg:width="1.455cm" svg:height="0.666cm" svg:x="7.351cm" svg:y="4.531cm">
          <draw:text-box>
            <text:p><text:span text:style-name="T2">ippp0</text:span></text:p>
          </draw:text-box>
        </draw:frame>
        <draw:line draw:style-name="gr5" draw:text-style-name="P4" draw:layer="layout" svg:x1="6.6cm" svg:y1="6.656cm" svg:x2="9.6cm" svg:y2="6.656cm">
          <text:p/>
        </draw:line>
        <draw:line draw:style-name="gr5" draw:text-style-name="P4" draw:layer="layout" svg:x1="9.6cm" svg:y1="6.657cm" svg:x2="9.6cm" svg:y2="5.532cm">
          <text:p/>
        </draw:line>
        <draw:frame draw:style-name="gr7" draw:text-style-name="P6" draw:layer="layout" svg:width="1.264cm" svg:height="0.624cm" svg:x="1.886cm" svg:y="5.782cm">
          <draw:text-box>
            <text:p><text:span text:style-name="T2">eth0</text:span></text:p>
          </draw:text-box>
        </draw:frame>
        <draw:frame draw:style-name="gr12" draw:text-style-name="P7" draw:layer="layout" svg:width="3.889cm" svg:height="0.662cm" svg:x="3.975cm" svg:y="5.983cm">
          <draw:text-box>
            <text:p text:style-name="P4"><text:span text:style-name="T3">Réseau Local LAN</text:span></text:p>
          </draw:text-box>
        </draw:frame>
        <draw:frame draw:style-name="gr13" draw:text-style-name="P7" draw:layer="layout" svg:width="2.447cm" svg:height="0.662cm" svg:x="6.528cm" svg:y="7.619cm">
          <draw:text-box>
            <text:p text:style-name="P4"><text:span text:style-name="T3">Internet</text:span></text:p>
          </draw:text-box>
        </draw:frame>
        <draw:frame draw:style-name="gr14" draw:text-style-name="P8" draw:layer="layout" svg:width="2.788cm" svg:height="0.625cm" svg:x="7.976cm" svg:y="3.157cm">
          <draw:text-box>
            <text:p><text:span text:style-name="T4">«Client PPP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9-24T16:07:26.152445787</dc:date>
    <meta:editing-duration>PT5H45M27S</meta:editing-duration>
    <meta:editing-cycles>17</meta:editing-cycles>
    <meta:generator>LibreOffice/5.4.1.2.0$Linux_X86_64 LibreOffice_project/40m0$Build-2</meta:generator>
    <dc:creator>Philippe Latu</dc:creator>
    <meta:document-statistic meta:object-count="107"/>
  </office:meta>
</office:document-meta>
</file>